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hanges</text:p>
          </table:table-cell>
          <table:table-cell office:value-type="string" table:style-name="ce1">
            <text:p>made 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vergil 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vergilheng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26T20:23:21Z</meta:creation-date>
    <dc:date>2017-03-26T13:14:26Z</dc:date>
    <meta:editing-cycles>4</meta:editing-cycles>
    <meta:editing-duration>PT136S</meta:editing-duration>
  </office:meta>
</office:document-meta>
</file>